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800080" draw:fill="none" draw:fill-color="#ffffff" draw:opacity="100%" draw:fill-image-width="0cm" draw:fill-image-height="0cm" draw:textarea-horizontal-align="left" draw:auto-grow-height="true" draw:auto-grow-width="true" fo:min-height="0.608cm" fo:min-width="4.813cm" fo:padding-top="0.175cm" fo:padding-bottom="0.175cm" fo:padding-left="0.3cm" fo:padding-right="0.3cm" draw:shadow="visible" draw:shadow-offset-x="0.1cm" draw:shadow-offset-y="0.1cm" draw:shadow-opacity="100%"/>
    </style:style>
    <style:style style:name="gr2" style:family="graphic" style:parent-style-name="standard">
      <style:graphic-properties svg:stroke-width="0.05cm" svg:stroke-color="#808080" draw:marker-start-width="0.125cm" draw:marker-end-width="0.125cm" draw:fill-color="#ffffff" draw:opacity="100%" draw:fill-image-width="0cm" draw:fill-image-height="0cm" draw:textarea-horizontal-align="right" draw:textarea-vertical-align="top" draw:auto-grow-height="false" fo:padding-top="0.15cm" fo:padding-bottom="0.15cm" fo:padding-left="0.275cm" fo:padding-right="0.275cm" draw:shadow="visible" draw:shadow-offset-x="0.1cm" draw:shadow-offset-y="0.1cm" draw:shadow-opacity="100%"/>
    </style:style>
    <style:style style:name="gr3" style:family="graphic" style:parent-style-name="standard">
      <style:graphic-properties draw:fill="solid" draw:fill-color="#e6e6e6" draw:fill-gradient-name="Gradient_20_3" draw:fill-hatch-name="Red_20_Crossed_20_0_20_Degrees" draw:textarea-horizontal-align="center" draw:textarea-vertical-align="middle" draw:auto-grow-height="false"/>
    </style:style>
    <style:style style:name="gr4" style:family="graphic" style:parent-style-name="standard">
      <style:graphic-properties draw:stroke="dash" draw:stroke-dash="Ultrafine_20_Dashed" draw:fill="gradient" draw:fill-color="#94bd5e" draw:fill-gradient-name="Gradient_20_3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6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61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ffff" draw:textarea-horizontal-align="center" draw:textarea-vertical-align="middle"/>
    </style:style>
    <style:style style:name="gr9" style:family="graphic" style:parent-style-name="standard">
      <style:graphic-properties draw:stroke="solid" draw:stroke-dash="Ultrafine_20_Dashed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ae00" fo:font-family="Arial" style:font-style-name="Vet" style:font-family-generic="swiss" style:font-pitch="variable" fo:font-size="10.5pt" fo:font-weight="bold" style:font-size-asian="18pt" style:font-weight-asian="bold" style:font-size-complex="18pt" style:font-weight-complex="bold"/>
    </style:style>
    <style:style style:name="P3" style:family="paragraph">
      <style:paragraph-properties fo:margin-left="0cm" fo:margin-right="0cm" fo:text-align="center" fo:text-indent="0cm"/>
      <style:text-properties fo:font-family="Arial" style:font-style-name="Vet" style:font-family-generic="swiss" style:font-pitch="variable" fo:font-size="12pt" fo:font-weight="bold" style:font-size-asian="18pt" style:font-size-complex="1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family="Arial" style:font-style-name="Standaard" style:font-family-generic="swiss" style:font-pitch="variable" fo:font-size="10pt" fo:font-weight="bold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  <style:text-properties fo:font-family="Arial" style:font-style-name="Vet" style:font-family-generic="swiss" style:font-pitch="variable" fo:font-size="10pt" fo:language="en" fo:country="US" fo:font-style="italic" fo:font-weight="normal" style:font-size-asian="18pt" style:font-size-complex="18pt"/>
    </style:style>
    <style:style style:name="P8" style:family="paragraph">
      <style:paragraph-properties fo:margin-left="0cm" fo:margin-right="0cm" fo:text-indent="0cm"/>
      <style:text-properties fo:font-family="Arial" style:font-style-name="Vet" style:font-family-generic="swiss" style:font-pitch="variable" fo:font-size="10pt" fo:font-style="italic" fo:font-weight="normal" style:font-size-asian="18pt" style:font-size-complex="18pt"/>
    </style:style>
    <style:style style:name="P9" style:family="paragraph">
      <style:paragraph-properties fo:margin-left="0cm" fo:margin-right="0cm" fo:text-indent="0cm"/>
      <style:text-properties fo:font-family="'Times New Roman'" style:font-style-name="Vet" style:font-family-generic="roman" style:font-pitch="variable" fo:font-size="12pt" fo:font-weight="bold" style:font-size-asian="18pt" style:font-size-complex="18pt"/>
    </style:style>
    <style:style style:name="P10" style:family="paragraph">
      <style:paragraph-properties fo:margin-left="0cm" fo:margin-right="0cm" fo:text-align="center" fo:text-indent="0cm"/>
      <style:text-properties fo:font-size="12pt" fo:font-weight="bold" style:font-size-asian="18pt" style:font-size-complex="18pt"/>
    </style:style>
    <style:style style:name="P11" style:family="paragraph">
      <style:paragraph-properties fo:margin-left="0cm" fo:margin-right="0cm" fo:text-align="center" fo:text-indent="0cm"/>
      <style:text-properties fo:font-family="Arial" style:font-style-name="Cursief" style:font-family-generic="swiss" style:font-pitch="variable" fo:font-size="10pt" fo:font-style="italic" style:font-size-asian="18pt" style:font-size-complex="18pt"/>
    </style:style>
    <style:style style:name="T1" style:family="text">
      <style:text-properties fo:color="#00ae00" fo:font-family="Arial" style:font-style-name="Vet" style:font-family-generic="swiss" style:font-pitch="variable" fo:font-size="10.5pt" fo:font-weight="bold" style:font-size-asian="18pt" style:font-weight-asian="bold" style:font-size-complex="18pt" style:font-weight-complex="bold"/>
    </style:style>
    <style:style style:name="T2" style:family="text">
      <style:text-properties fo:color="#000000" fo:font-family="Arial" style:font-style-name="Vet" style:font-family-generic="swiss" style:font-pitch="variable" fo:font-size="10.5pt" fo:font-weight="bold" style:font-size-asian="18pt" style:font-weight-asian="bold" style:font-size-complex="18pt" style:font-weight-complex="bold"/>
    </style:style>
    <style:style style:name="T3" style:family="text">
      <style:text-properties fo:font-family="Arial" style:font-style-name="Standaard" style:font-family-generic="swiss" style:font-pitch="variable" fo:font-size="10pt" fo:font-weight="bold" style:font-size-asian="18pt" style:font-size-complex="18pt"/>
    </style:style>
    <style:style style:name="T4" style:family="text">
      <style:text-properties fo:font-family="Arial" style:font-style-name="Vet" style:font-family-generic="swiss" style:font-pitch="variable" fo:font-size="10pt" fo:language="en" fo:country="US" fo:font-style="italic" fo:font-weight="normal" style:font-size-asian="18pt" style:font-size-complex="18pt"/>
    </style:style>
    <style:style style:name="T5" style:family="text">
      <style:text-properties fo:font-family="Arial" style:font-style-name="Vet" style:font-family-generic="swiss" style:font-pitch="variable" fo:font-size="10pt" fo:font-style="italic" fo:font-weight="normal" style:font-size-asian="18pt" style:font-size-complex="18pt"/>
    </style:style>
    <style:style style:name="T6" style:family="text">
      <style:text-properties fo:font-family="'Times New Roman'" style:font-style-name="Vet" style:font-family-generic="roman" style:font-pitch="variable" fo:font-size="12pt" fo:font-weight="bold" style:font-size-asian="18pt" style:font-size-complex="18pt"/>
    </style:style>
    <style:style style:name="T7" style:family="text">
      <style:text-properties fo:font-size="12pt" fo:font-weight="bold" style:font-size-asian="18pt" style:font-size-complex="18pt"/>
    </style:style>
    <style:style style:name="T8" style:family="text">
      <style:text-properties fo:font-family="Arial" style:font-style-name="Cursief" style:font-family-generic="swiss" style:font-pitch="variable" fo:font-size="10pt" fo:font-style="italic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5.413cm" svg:height="0.958cm" svg:x="0.135cm" svg:y="0.094cm">
          <draw:text-box>
            <text:p text:style-name="P1"><text:span text:style-name="T1">BusinessClass </text:span><text:span text:style-name="T2">Person [ ... ]</text:span></text:p>
          </draw:text-box>
        </draw:frame>
        <draw:custom-shape draw:style-name="gr2" draw:text-style-name="P3" draw:layer="layout" svg:width="6.609cm" svg:height="7.004cm" svg:x="0.436cm" svg:y="1.551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4.501cm" svg:height="1.001cm" svg:x="0.545cm" svg:y="2.052cm">
          <text:p text:style-name="P4"><text:span text:style-name="T3">PersonImplBase.jav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5" draw:layer="layout" svg:width="4.001cm" svg:height="1.001cm" svg:x="0.745cm" svg:y="6.554cm">
          <text:p text:style-name="P4"><text:span text:style-name="T3">Person.jav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4" draw:text-style-name="P6" draw:layer="layout" svg:x1="0.645cm" svg:y1="5.553cm" svg:x2="6.945cm" svg:y2="5.551cm">
          <text:p text:style-name="P1"/>
        </draw:line>
        <draw:custom-shape draw:style-name="gr2" draw:text-style-name="P3" draw:layer="layout" svg:width="8.903cm" svg:height="7.004cm" svg:x="7.446cm" svg:y="1.551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id="id1" draw:layer="layout" svg:width="4.501cm" svg:height="1.001cm" svg:x="7.732cm" svg:y="3.52cm">
          <text:p text:style-name="P4"><text:span text:style-name="T3">PersonDaoImplBase.jav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5" draw:id="id4" draw:layer="layout" svg:width="4.501cm" svg:height="1.001cm" svg:x="7.755cm" svg:y="6.854cm">
          <text:p text:style-name="P4"><text:span text:style-name="T3">PersonDaoImpl.jav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4" draw:text-style-name="P6" draw:layer="layout" svg:x1="7.446cm" svg:y1="5.053cm" svg:x2="16.349cm" svg:y2="5.053cm">
          <text:p text:style-name="P1"/>
        </draw:line>
        <draw:frame draw:style-name="gr5" draw:text-style-name="P7" draw:layer="layout" svg:width="2.162cm" svg:height="0.645cm" svg:x="3.045cm" svg:y="1.551cm">
          <draw:text-box>
            <text:p text:style-name="P1"><text:span text:style-name="T4">Generated</text:span></text:p>
          </draw:text-box>
        </draw:frame>
        <draw:frame draw:style-name="gr6" draw:text-style-name="P8" draw:layer="layout" svg:width="3.115cm" svg:height="0.645cm" svg:x="2.045cm" svg:y="7.91cm">
          <draw:text-box>
            <text:p text:style-name="P1"><text:span text:style-name="T5">Extension Points</text:span></text:p>
          </draw:text-box>
        </draw:frame>
        <draw:frame draw:style-name="gr5" draw:text-style-name="P7" draw:layer="layout" svg:width="2.162cm" svg:height="0.645cm" svg:x="14.096cm" svg:y="1.551cm">
          <draw:text-box>
            <text:p text:style-name="P1"><text:span text:style-name="T4">Generated</text:span></text:p>
          </draw:text-box>
        </draw:frame>
        <draw:frame draw:style-name="gr6" draw:text-style-name="P8" draw:layer="layout" svg:width="3.115cm" svg:height="0.645cm" svg:x="13.043cm" svg:y="7.91cm">
          <draw:text-box>
            <text:p text:style-name="P1"><text:span text:style-name="T5">Extension Points</text:span></text:p>
          </draw:text-box>
        </draw:frame>
        <draw:custom-shape draw:style-name="gr3" draw:text-style-name="P5" draw:id="id2" draw:layer="layout" svg:width="4.501cm" svg:height="1.001cm" svg:x="10.756cm" svg:y="2.052cm">
          <text:p text:style-name="P4"><text:span text:style-name="T3">PersonDaoBase.jav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5" draw:id="id3" draw:layer="layout" svg:width="4.501cm" svg:height="1.001cm" svg:x="10.756cm" svg:y="5.554cm">
          <text:p text:style-name="P4"><text:span text:style-name="T3">PersonDao.jav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9" draw:layer="layout" svg:width="0.667cm" svg:height="0.734cm" svg:x="14.59cm" svg:y="1.817cm">
          <draw:text-box>
            <text:p text:style-name="P1"><text:span text:style-name="T6">I</text:span></text:p>
          </draw:text-box>
        </draw:frame>
        <draw:frame draw:style-name="gr7" draw:text-style-name="P9" draw:layer="layout" svg:width="0.667cm" svg:height="0.734cm" svg:x="14.59cm" svg:y="5.554cm">
          <draw:text-box>
            <text:p text:style-name="P1"><text:span text:style-name="T6">I</text:span></text:p>
          </draw:text-box>
        </draw:frame>
        <draw:rect draw:style-name="gr8" draw:text-style-name="P10" draw:layer="layout" svg:width="3.001cm" svg:height="0.5cm" svg:x="0.445cm" svg:y="1.051cm">
          <text:p text:style-name="P4"><text:span text:style-name="T7">Domain</text:span></text:p>
        </draw:rect>
        <draw:rect draw:style-name="gr8" draw:text-style-name="P10" draw:layer="layout" svg:width="3.001cm" svg:height="0.5cm" svg:x="7.455cm" svg:y="1.051cm">
          <text:p text:style-name="P4"><text:span text:style-name="T7">Data</text:span></text:p>
        </draw:rect>
        <draw:line draw:style-name="gr9" draw:text-style-name="P11" draw:layer="layout" svg:x1="1.345cm" svg:y1="6.551cm" svg:x2="1.345cm" svg:y2="3.051cm">
          <text:p text:style-name="P4"><text:span text:style-name="T8">extends</text:span></text:p>
        </draw:line>
        <draw:custom-shape draw:style-name="gr3" draw:text-style-name="P5" draw:layer="layout" svg:width="3.001cm" svg:height="1.001cm" svg:x="13.257cm" svg:y="3.652cm">
          <text:p text:style-name="P4"><text:span text:style-name="T3">Person.hbm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0" draw:text-style-name="P6" draw:layer="layout" svg:x1="9.982cm" svg:y1="3.52cm" svg:x2="10.756cm" svg:y2="2.552cm" draw:start-shape="id1" draw:start-glue-point="4" draw:end-shape="id2" draw:end-glue-point="5" svg:d="m9982 3520v-968h774">
          <text:p text:style-name="P1"/>
        </draw:connector>
        <draw:connector draw:style-name="gr10" draw:text-style-name="P6" draw:layer="layout" svg:x1="13.006cm" svg:y1="5.554cm" svg:x2="13.006cm" svg:y2="3.053cm" draw:start-shape="id3" draw:start-glue-point="4" draw:end-shape="id2" draw:end-glue-point="6" svg:d="m13006 5554v-2501">
          <text:p text:style-name="P1"/>
        </draw:connector>
        <draw:connector draw:style-name="gr10" draw:text-style-name="P6" draw:layer="layout" svg:x1="10.005cm" svg:y1="6.854cm" svg:x2="9.982cm" svg:y2="4.521cm" draw:start-shape="id4" draw:start-glue-point="4" draw:end-shape="id1" draw:end-glue-point="6" svg:d="m10005 6854v-1167h-23v-1166">
          <text:p text:style-name="P1"/>
        </draw:connector>
        <draw:connector draw:style-name="gr10" draw:text-style-name="P6" draw:layer="layout" svg:x1="12.256cm" svg:y1="7.354cm" svg:x2="13.006cm" svg:y2="6.555cm" draw:start-shape="id4" draw:start-glue-point="7" draw:end-shape="id3" draw:end-glue-point="6" svg:d="m12256 7354h750v-799">
          <text:p text:style-name="P1"/>
        </draw:connector>
        <draw:line draw:style-name="gr9" draw:text-style-name="P11" draw:layer="layout" svg:x1="4.045cm" svg:y1="4.051cm" svg:x2="4.045cm" svg:y2="6.551cm">
          <text:p text:style-name="P4"><text:span text:style-name="T8">extends</text:span></text:p>
        </draw:line>
        <draw:custom-shape draw:style-name="gr3" draw:text-style-name="P5" draw:layer="layout" svg:width="4.501cm" svg:height="1.001cm" svg:x="2.344cm" svg:y="3.25cm">
          <text:p text:style-name="P4"><text:span text:style-name="T3">PersonExample.jav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hatch draw:name="Red_20_Crossed_20_0_20_Degrees" draw:display-name="Red Crossed 0 Degrees" draw:style="double" draw:color="#800000" draw:distance="0.076cm" draw:rotation="90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nl" fo:country="NL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opacity="75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75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Arial" style:font-style-name="Standaard" style:font-family-generic="swiss" style:font-pitch="variable" fo:font-size="1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51cm" fo:margin-bottom="0.051cm" fo:margin-left="0.045cm" fo:margin-right="0.102cm" fo:page-width="16.82cm" fo:page-height="9.2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creation-date>2008-06-27T11:48:24</meta:creation-date>
    <dc:creator>Jos Warmer</dc:creator>
    <dc:date>2009-03-30T11:04:48</dc:date>
    <meta:editing-cycles>84</meta:editing-cycles>
    <meta:editing-duration>PT22H8M48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